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margin-left="2.501cm" fo:margin-right="0cm" fo:text-indent="-0.635cm" style:auto-text-indent="false"/>
      <style:text-properties fo:language="en" fo:country="US" officeooo:rsid="001dead9" officeooo:paragraph-rsid="001dead9"/>
    </style:style>
    <style:style style:name="P2" style:family="paragraph" style:parent-style-name="Standard" style:list-style-name="L1">
      <style:paragraph-properties fo:margin-top="0cm" fo:margin-bottom="0.801cm" style:contextual-spacing="false"/>
      <style:text-properties fo:font-size="14pt" fo:language="en" fo:country="US" fo:font-weight="bold" officeooo:rsid="001dead9" officeooo:paragraph-rsid="001dead9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margin-top="0cm" fo:margin-bottom="0.801cm" style:contextual-spacing="false"/>
      <style:text-properties fo:font-size="14pt" fo:language="en" fo:country="US" fo:font-weight="bold" officeooo:rsid="001e6d38" officeooo:paragraph-rsid="001e6d38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956513596401122335" text:style-name="L1">
        <text:list-item>
          <text:p text:style-name="P2">The Linux foundation</text:p>
        </text:list-item>
        <text:list-item>
          <text:p text:style-name="P2">Linux philosophy and concepts</text:p>
        </text:list-item>
        <text:list-item>
          <text:p text:style-name="P2">Linux structure and installation</text:p>
        </text:list-item>
        <text:list-item>
          <text:p text:style-name="P2">Graphical interface</text:p>
        </text:list-item>
        <text:list-item>
          <text:p text:style-name="P2">System configuration from the graphical interface</text:p>
        </text:list-item>
        <text:list-item>
          <text:p text:style-name="P2">Finding Linux documentation</text:p>
        </text:list-item>
        <text:list-item>
          <text:p text:style-name="P3">Command line operations</text:p>
        </text:list-item>
        <text:list-item>
          <text:p text:style-name="P3">File operations</text:p>
        </text:list-item>
        <text:list-item>
          <text:p text:style-name="P3">User environnement</text:p>
        </text:list-item>
        <text:list-item>
          <text:p text:style-name="P3">Text editors</text:p>
        </text:list-item>
        <text:list-item>
          <text:p text:style-name="P3">Local security principles</text:p>
        </text:list-item>
        <text:list-item>
          <text:p text:style-name="P3">Network operations</text:p>
        </text:list-item>
        <text:list-item>
          <text:p text:style-name="P3">Manipulating text</text:p>
        </text:list-item>
        <text:list-item>
          <text:p text:style-name="P3">Printing</text:p>
        </text:list-item>
        <text:list-item>
          <text:p text:style-name="P3">Bash shell scripting</text:p>
        </text:list-item>
        <text:list-item>
          <text:p text:style-name="P3">Advanced bash scripting</text:p>
        </text:list-item>
        <text:list-item>
          <text:p text:style-name="P3">Processes</text:p>
        </text:list-item>
        <text:list-item>
          <text:p text:style-name="P3">Common applica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31:45.695134749</meta:creation-date>
    <meta:print-date>2015-10-02T16:59:10.867392599</meta:print-date>
    <dc:date>2015-10-02T17:04:09.573284870</dc:date>
    <meta:editing-duration>PT2M3S</meta:editing-duration>
    <meta:editing-cycles>1</meta:editing-cycles>
    <meta:document-statistic meta:table-count="0" meta:image-count="0" meta:object-count="0" meta:page-count="1" meta:paragraph-count="18" meta:word-count="66" meta:character-count="428" meta:non-whitespace-character-count="398"/>
    <meta:generator>LibreOffice/4.2.8.2$Linux_X86_64 LibreOffice_project/420m0$Build-2</meta:generator>
  </office:meta>
</office:document-meta>
</file>